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background-color="#eeeeee" fo:padding="0.097cm" fo:border="none">
        <style:background-image/>
      </style:table-cell-properties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background-color="#eeeeee" fo:padding="0.097cm" fo:border="none">
        <style:background-image/>
      </style:table-cell-properties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background-color="#eeeeee" fo:padding="0.097cm" fo:border="none">
        <style:background-image/>
      </style:table-cell-properties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background-color="#eeeeee" fo:padding="0.097cm" fo:border="none">
        <style:background-image/>
      </style:table-cell-properties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background-color="#eeeeee" fo:padding="0.097cm" fo:border="none">
        <style:background-image/>
      </style:table-cell-properties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background-color="#eeeeee" fo:padding="0.097cm" fo:border="none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background-color="#eeeeee" fo:padding="0.097cm" fo:border="none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background-color="#eeeeee" fo:padding="0.097cm" fo:border="none">
        <style:background-image/>
      </style:table-cell-properties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background-color="#eeeeee" fo:padding="0.097cm" fo:border="none">
        <style:background-image/>
      </style:table-cell-properties>
    </style:style>
    <style:style style:name="表格10" style:family="table">
      <style:table-properties style:width="17cm" table:align="margins"/>
    </style:style>
    <style:style style:name="表格10.A" style:family="table-column">
      <style:table-column-properties style:column-width="17cm" style:rel-column-width="65535*"/>
    </style:style>
    <style:style style:name="表格10.A1" style:family="table-cell">
      <style:table-cell-properties fo:background-color="#eeeeee" fo:padding="0.097cm" fo:border="none">
        <style:background-image/>
      </style:table-cell-properties>
    </style:style>
    <style:style style:name="表格11" style:family="table">
      <style:table-properties style:width="17.013cm" fo:margin-left="0cm" table:align="left"/>
    </style:style>
    <style:style style:name="表格11.A" style:family="table-column">
      <style:table-column-properties style:column-width="4.313cm"/>
    </style:style>
    <style:style style:name="表格11.B" style:family="table-column">
      <style:table-column-properties style:column-width="3.175cm"/>
    </style:style>
    <style:style style:name="表格11.C" style:family="table-column">
      <style:table-column-properties style:column-width="2.711cm"/>
    </style:style>
    <style:style style:name="表格11.D" style:family="table-column">
      <style:table-column-properties style:column-width="3.401cm"/>
    </style:style>
    <style:style style:name="表格11.E" style:family="table-column">
      <style:table-column-properties style:column-width="3.41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E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17cm" style:rel-column-width="65535*"/>
    </style:style>
    <style:style style:name="表格12.A1" style:family="table-cell">
      <style:table-cell-properties fo:background-color="#eeeeee" fo:padding="0.097cm" fo:border="none">
        <style:background-image/>
      </style:table-cell-properties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17cm" style:rel-column-width="65535*"/>
    </style:style>
    <style:style style:name="表格13.A1" style:family="table-cell">
      <style:table-cell-properties fo:background-color="#eeeeee" fo:padding="0.097cm" fo:border="none">
        <style:background-image/>
      </style:table-cell-properties>
    </style:style>
    <style:style style:name="表格14" style:family="table">
      <style:table-properties style:width="17cm" table:align="margins"/>
    </style:style>
    <style:style style:name="表格14.A" style:family="table-column">
      <style:table-column-properties style:column-width="17cm" style:rel-column-width="65535*"/>
    </style:style>
    <style:style style:name="表格14.A1" style:family="table-cell">
      <style:table-cell-properties fo:background-color="#eeeeee" fo:padding="0.097cm" fo:border="none">
        <style:background-image/>
      </style:table-cell-properties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17cm" style:rel-column-width="65535*"/>
    </style:style>
    <style:style style:name="表格15.A1" style:family="table-cell">
      <style:table-cell-properties fo:background-color="#eeeeee" fo:padding="0.097cm" fo:border="none">
        <style:background-image/>
      </style:table-cell-properties>
    </style:style>
    <style:style style:name="表格16" style:family="table">
      <style:table-properties style:width="17cm" table:align="margins"/>
    </style:style>
    <style:style style:name="表格16.A" style:family="table-column">
      <style:table-column-properties style:column-width="17cm" style:rel-column-width="65535*"/>
    </style:style>
    <style:style style:name="表格16.A1" style:family="table-cell">
      <style:table-cell-properties fo:background-color="#eeeeee" fo:padding="0.097cm" fo:border="none">
        <style:background-image/>
      </style:table-cell-properties>
    </style:style>
    <style:style style:name="表格17" style:family="table">
      <style:table-properties style:width="17cm" table:align="margins"/>
    </style:style>
    <style:style style:name="表格17.A" style:family="table-column">
      <style:table-column-properties style:column-width="17cm" style:rel-column-width="65535*"/>
    </style:style>
    <style:style style:name="表格17.A1" style:family="table-cell">
      <style:table-cell-properties fo:background-color="#eeeeee" fo:padding="0.097cm" fo:border="none">
        <style:background-image/>
      </style:table-cell-properties>
    </style:style>
    <style:style style:name="表格18" style:family="table">
      <style:table-properties style:width="17cm" table:align="margins"/>
    </style:style>
    <style:style style:name="表格18.A" style:family="table-column">
      <style:table-column-properties style:column-width="17cm" style:rel-column-width="65535*"/>
    </style:style>
    <style:style style:name="表格18.A1" style:family="table-cell">
      <style:table-cell-properties fo:background-color="#eeeeee" fo:padding="0.097cm" fo:border="none">
        <style:background-image/>
      </style:table-cell-properties>
    </style:style>
    <style:style style:name="表格19" style:family="table">
      <style:table-properties style:width="17cm" table:align="margins"/>
    </style:style>
    <style:style style:name="表格19.A" style:family="table-column">
      <style:table-column-properties style:column-width="17cm" style:rel-column-width="65535*"/>
    </style:style>
    <style:style style:name="表格19.A1" style:family="table-cell">
      <style:table-cell-properties fo:background-color="#eeeeee" fo:padding="0.097cm" fo:border="none">
        <style:background-image/>
      </style:table-cell-properties>
    </style:style>
    <style:style style:name="表格20" style:family="table">
      <style:table-properties style:width="17cm" table:align="margins"/>
    </style:style>
    <style:style style:name="表格20.A" style:family="table-column">
      <style:table-column-properties style:column-width="17cm" style:rel-column-width="65535*"/>
    </style:style>
    <style:style style:name="表格20.A1" style:family="table-cell">
      <style:table-cell-properties fo:background-color="#eeeeee" fo:padding="0.097cm" fo:border="none">
        <style:background-image/>
      </style:table-cell-properties>
    </style:style>
    <style:style style:name="P1" style:family="paragraph" style:parent-style-name="Text_20_body">
      <style:text-properties fo:font-size="13.6999998092651pt" officeooo:rsid="002659d1" officeooo:paragraph-rsid="002659d1" style:font-size-asian="12pt" style:font-size-complex="13.6999998092651pt"/>
    </style:style>
    <style:style style:name="P2" style:family="paragraph" style:parent-style-name="Text_20_body">
      <style:text-properties fo:font-size="13.6999998092651pt" officeooo:rsid="002659d1" officeooo:paragraph-rsid="00281a53" style:font-size-asian="12pt" style:font-size-complex="13.6999998092651pt"/>
    </style:style>
    <style:style style:name="P3" style:family="paragraph" style:parent-style-name="Text_20_body">
      <style:text-properties fo:font-size="13.6999998092651pt" officeooo:rsid="002659d1" officeooo:paragraph-rsid="002c1ac7" style:font-size-asian="12pt" style:font-size-complex="13.6999998092651pt"/>
    </style:style>
    <style:style style:name="P4" style:family="paragraph" style:parent-style-name="Text_20_body">
      <style:text-properties officeooo:paragraph-rsid="002659d1"/>
    </style:style>
    <style:style style:name="P5" style:family="paragraph" style:parent-style-name="Text_20_body">
      <style:text-properties officeooo:paragraph-rsid="002ab107"/>
    </style:style>
    <style:style style:name="P6" style:family="paragraph" style:parent-style-name="Text_20_body">
      <style:text-properties fo:font-size="12pt" style:font-size-asian="12pt" style:font-size-complex="12pt"/>
    </style:style>
    <style:style style:name="P7" style:family="paragraph" style:parent-style-name="Text_20_body">
      <style:text-properties fo:font-size="12pt" officeooo:rsid="002659d1" officeooo:paragraph-rsid="002659d1" style:font-size-asian="12pt" style:font-size-complex="12pt"/>
    </style:style>
    <style:style style:name="P8" style:family="paragraph" style:parent-style-name="Text_20_body">
      <style:text-properties fo:font-size="12pt" officeooo:rsid="002659d1" officeooo:paragraph-rsid="002c1ac7" style:font-size-asian="12pt" style:font-size-complex="12pt"/>
    </style:style>
    <style:style style:name="P9" style:family="paragraph" style:parent-style-name="Text_20_body">
      <style:text-properties fo:font-size="12pt" officeooo:rsid="002659d1" officeooo:paragraph-rsid="002db60c" style:font-size-asian="12pt" style:font-size-complex="12pt"/>
    </style:style>
    <style:style style:name="P10" style:family="paragraph" style:parent-style-name="Text_20_body">
      <style:text-properties fo:font-size="12pt" officeooo:rsid="002659d1" officeooo:paragraph-rsid="002dd42c" style:font-size-asian="12pt" style:font-size-complex="12pt"/>
    </style:style>
    <style:style style:name="P11" style:family="paragraph" style:parent-style-name="Text_20_body">
      <style:text-properties fo:font-size="12pt" officeooo:rsid="002659d1" officeooo:paragraph-rsid="002ea4a1" style:font-size-asian="12pt" style:font-size-complex="12pt"/>
    </style:style>
    <style:style style:name="P12" style:family="paragraph" style:parent-style-name="Text_20_body">
      <style:text-properties fo:font-size="12pt" officeooo:rsid="002659d1" officeooo:paragraph-rsid="0030dba0" style:font-size-asian="12pt" style:font-size-complex="12pt"/>
    </style:style>
    <style:style style:name="P13" style:family="paragraph" style:parent-style-name="Text_20_body">
      <style:text-properties fo:font-size="12pt" officeooo:rsid="002659d1" officeooo:paragraph-rsid="0031d3a5" style:font-size-asian="12pt" style:font-size-complex="12pt"/>
    </style:style>
    <style:style style:name="P14" style:family="paragraph" style:parent-style-name="Text_20_body">
      <style:text-properties fo:font-size="12pt" officeooo:rsid="002659d1" officeooo:paragraph-rsid="00327629" style:font-size-asian="12pt" style:font-size-complex="12pt"/>
    </style:style>
    <style:style style:name="P15" style:family="paragraph" style:parent-style-name="Text_20_body">
      <style:text-properties fo:font-size="12pt" officeooo:rsid="002659d1" officeooo:paragraph-rsid="00331b2e" style:font-size-asian="12pt" style:font-size-complex="12pt"/>
    </style:style>
    <style:style style:name="P16" style:family="paragraph" style:parent-style-name="Text_20_body">
      <style:text-properties fo:font-size="12pt" officeooo:rsid="002659d1" officeooo:paragraph-rsid="003478ee" style:font-size-asian="12pt" style:font-size-complex="12pt"/>
    </style:style>
    <style:style style:name="P17" style:family="paragraph" style:parent-style-name="Text_20_body">
      <style:text-properties fo:font-size="12pt" officeooo:rsid="002659d1" officeooo:paragraph-rsid="003557ad" style:font-size-asian="12pt" style:font-size-complex="12pt"/>
    </style:style>
    <style:style style:name="P18" style:family="paragraph" style:parent-style-name="Text_20_body">
      <style:text-properties fo:font-size="12pt" officeooo:rsid="002659d1" officeooo:paragraph-rsid="00368595" style:font-size-asian="12pt" style:font-size-complex="12pt"/>
    </style:style>
    <style:style style:name="P19" style:family="paragraph" style:parent-style-name="Text_20_body">
      <style:text-properties fo:font-size="12pt" officeooo:rsid="002659d1" officeooo:paragraph-rsid="00376109" style:font-size-asian="12pt" style:font-size-complex="12pt"/>
    </style:style>
    <style:style style:name="P20" style:family="paragraph" style:parent-style-name="Text_20_body">
      <style:text-properties fo:font-size="12pt" officeooo:rsid="002659d1" officeooo:paragraph-rsid="0039741c" style:font-size-asian="12pt" style:font-size-complex="12pt"/>
    </style:style>
    <style:style style:name="P21" style:family="paragraph" style:parent-style-name="Text_20_body">
      <style:text-properties fo:font-size="12pt" officeooo:rsid="002659d1" officeooo:paragraph-rsid="003b8678" style:font-size-asian="12pt" style:font-size-complex="12pt"/>
    </style:style>
    <style:style style:name="P22" style:family="paragraph" style:parent-style-name="Text_20_body">
      <style:text-properties fo:font-size="12pt" officeooo:rsid="002659d1" officeooo:paragraph-rsid="003f4bab" style:font-size-asian="12pt" style:font-size-complex="12pt"/>
    </style:style>
    <style:style style:name="P23" style:family="paragraph" style:parent-style-name="Text_20_body">
      <style:text-properties fo:font-size="12pt" officeooo:rsid="002659d1" officeooo:paragraph-rsid="0040f903" style:font-size-asian="12pt" style:font-size-complex="12pt"/>
    </style:style>
    <style:style style:name="P24" style:family="paragraph" style:parent-style-name="Text_20_body">
      <style:text-properties fo:font-size="12pt" officeooo:rsid="002659d1" officeooo:paragraph-rsid="00423ce8" style:font-size-asian="12pt" style:font-size-complex="12pt"/>
    </style:style>
    <style:style style:name="P25" style:family="paragraph" style:parent-style-name="Text_20_body">
      <style:text-properties fo:font-size="12pt" officeooo:rsid="002659d1" officeooo:paragraph-rsid="004343d8" style:font-size-asian="12pt" style:font-size-complex="12pt"/>
    </style:style>
    <style:style style:name="P26" style:family="paragraph" style:parent-style-name="Text_20_body">
      <style:text-properties fo:font-size="12pt" officeooo:rsid="002659d1" officeooo:paragraph-rsid="004462f0" style:font-size-asian="12pt" style:font-size-complex="12pt"/>
    </style:style>
    <style:style style:name="P27" style:family="paragraph" style:parent-style-name="Text_20_body">
      <style:text-properties fo:font-size="12pt" officeooo:rsid="002659d1" officeooo:paragraph-rsid="0044be56" style:font-size-asian="12pt" style:font-size-complex="12pt"/>
    </style:style>
    <style:style style:name="P28" style:family="paragraph" style:parent-style-name="Text_20_body">
      <style:text-properties fo:font-size="12pt" officeooo:rsid="002659d1" officeooo:paragraph-rsid="00462013" style:font-size-asian="12pt" style:font-size-complex="12pt"/>
    </style:style>
    <style:style style:name="P29" style:family="paragraph" style:parent-style-name="Text_20_body">
      <style:text-properties fo:font-size="12pt" officeooo:rsid="002659d1" officeooo:paragraph-rsid="00480a11" style:font-size-asian="12pt" style:font-size-complex="12pt"/>
    </style:style>
    <style:style style:name="P30" style:family="paragraph" style:parent-style-name="Text_20_body">
      <style:text-properties fo:font-size="12pt" officeooo:rsid="002659d1" officeooo:paragraph-rsid="00486071" style:font-size-asian="12pt" style:font-size-complex="12pt"/>
    </style:style>
    <style:style style:name="P31" style:family="paragraph" style:parent-style-name="Text_20_body">
      <style:text-properties fo:font-size="12pt" officeooo:paragraph-rsid="004c0048"/>
    </style:style>
    <style:style style:name="P32" style:family="paragraph" style:parent-style-name="Text_20_body">
      <style:text-properties officeooo:paragraph-rsid="002c1ac7"/>
    </style:style>
    <style:style style:name="P33" style:family="paragraph" style:parent-style-name="Text_20_body">
      <style:text-properties officeooo:paragraph-rsid="003987d7"/>
    </style:style>
    <style:style style:name="P34" style:family="paragraph" style:parent-style-name="Text_20_body">
      <style:text-properties officeooo:paragraph-rsid="004a482c"/>
    </style:style>
    <style:style style:name="P35" style:family="paragraph" style:parent-style-name="Text_20_body">
      <style:text-properties officeooo:paragraph-rsid="004d579b"/>
    </style:style>
    <style:style style:name="P36" style:family="paragraph" style:parent-style-name="Table_20_Contents">
      <style:text-properties officeooo:rsid="002ab107" officeooo:paragraph-rsid="002ab107"/>
    </style:style>
    <style:style style:name="P37" style:family="paragraph" style:parent-style-name="Table_20_Contents">
      <style:text-properties fo:font-size="13.6999998092651pt" officeooo:rsid="002c1ac7" officeooo:paragraph-rsid="002c1ac7" style:font-size-asian="12pt" style:font-size-complex="13.6999998092651pt"/>
    </style:style>
    <style:style style:name="P38" style:family="paragraph" style:parent-style-name="Table_20_Contents">
      <style:text-properties fo:font-size="12pt" officeooo:rsid="002c1ac7" officeooo:paragraph-rsid="002c1ac7" style:font-size-asian="12pt" style:font-size-complex="12pt"/>
    </style:style>
    <style:style style:name="P39" style:family="paragraph" style:parent-style-name="Table_20_Contents">
      <style:text-properties fo:font-size="12pt" officeooo:rsid="002dd42c" officeooo:paragraph-rsid="002dd42c" style:font-size-asian="12pt" style:font-size-complex="12pt"/>
    </style:style>
    <style:style style:name="P40" style:family="paragraph" style:parent-style-name="Table_20_Contents">
      <style:text-properties fo:font-size="12pt" officeooo:rsid="002ea4a1" officeooo:paragraph-rsid="002ea4a1" style:font-size-asian="12pt" style:font-size-complex="12pt"/>
    </style:style>
    <style:style style:name="P41" style:family="paragraph" style:parent-style-name="Table_20_Contents">
      <style:text-properties fo:font-size="12pt" officeooo:rsid="0030dba0" officeooo:paragraph-rsid="0030dba0" style:font-size-asian="12pt" style:font-size-complex="12pt"/>
    </style:style>
    <style:style style:name="P42" style:family="paragraph" style:parent-style-name="Table_20_Contents">
      <style:text-properties fo:font-size="12pt" officeooo:rsid="0031d3a5" officeooo:paragraph-rsid="0031d3a5" style:font-size-asian="12pt" style:font-size-complex="12pt"/>
    </style:style>
    <style:style style:name="P43" style:family="paragraph" style:parent-style-name="Table_20_Contents">
      <style:text-properties fo:font-size="12pt" officeooo:rsid="003478ee" officeooo:paragraph-rsid="003478ee" style:font-size-asian="12pt" style:font-size-complex="12pt"/>
    </style:style>
    <style:style style:name="P44" style:family="paragraph" style:parent-style-name="Table_20_Contents">
      <style:text-properties fo:font-size="12pt" officeooo:rsid="00368595" officeooo:paragraph-rsid="00368595" style:font-size-asian="12pt" style:font-size-complex="12pt"/>
    </style:style>
    <style:style style:name="P45" style:family="paragraph" style:parent-style-name="Table_20_Contents">
      <style:text-properties fo:font-size="12pt" officeooo:rsid="003949fe" officeooo:paragraph-rsid="003949fe" style:font-size-asian="12pt" style:font-size-complex="12pt"/>
    </style:style>
    <style:style style:name="P46" style:family="paragraph" style:parent-style-name="Table_20_Contents">
      <style:text-properties fo:font-size="12pt" officeooo:rsid="0039741c" officeooo:paragraph-rsid="0039741c" style:font-size-asian="12pt" style:font-size-complex="12pt"/>
    </style:style>
    <style:style style:name="P47" style:family="paragraph" style:parent-style-name="Table_20_Contents">
      <style:text-properties fo:font-size="12pt" officeooo:rsid="00462013" officeooo:paragraph-rsid="00462013" style:font-size-asian="12pt" style:font-size-complex="12pt"/>
    </style:style>
    <style:style style:name="P48" style:family="paragraph" style:parent-style-name="Table_20_Contents">
      <style:text-properties fo:font-size="12pt" officeooo:rsid="00480a11" officeooo:paragraph-rsid="00480a11" style:font-size-asian="12pt" style:font-size-complex="12pt"/>
    </style:style>
    <style:style style:name="P49" style:family="paragraph" style:parent-style-name="Table_20_Contents">
      <style:text-properties fo:font-size="12pt" officeooo:rsid="00486071" officeooo:paragraph-rsid="00486071" style:font-size-asian="12pt" style:font-size-complex="12pt"/>
    </style:style>
    <style:style style:name="P50" style:family="paragraph" style:parent-style-name="Table_20_Contents">
      <style:text-properties fo:font-size="12pt" officeooo:rsid="004d579b" officeooo:paragraph-rsid="004d579b" style:font-size-asian="12pt" style:font-size-complex="12pt"/>
    </style:style>
    <style:style style:name="P51" style:family="paragraph" style:parent-style-name="Table_20_Contents">
      <style:text-properties officeooo:paragraph-rsid="002db60c"/>
    </style:style>
    <style:style style:name="P52" style:family="paragraph" style:parent-style-name="Table_20_Contents">
      <style:paragraph-properties fo:text-align="center" style:justify-single-word="false"/>
    </style:style>
    <style:style style:name="P53" style:family="paragraph" style:parent-style-name="Table_20_Contents">
      <style:text-properties officeooo:rsid="004a482c" officeooo:paragraph-rsid="004a482c"/>
    </style:style>
    <style:style style:name="P54" style:family="paragraph" style:parent-style-name="Text_20_body">
      <style:text-properties fo:font-size="13.6999998092651pt" officeooo:rsid="002659d1" officeooo:paragraph-rsid="002ab107" style:font-size-asian="12pt" style:font-size-complex="13.6999998092651pt"/>
    </style:style>
    <style:style style:name="P55" style:family="paragraph" style:parent-style-name="Text_20_body" style:list-style-name="L1">
      <style:text-properties fo:font-size="12pt" officeooo:paragraph-rsid="002ea4a1"/>
    </style:style>
    <style:style style:name="P56" style:family="paragraph" style:parent-style-name="Text_20_body" style:list-style-name="L1">
      <style:text-properties fo:font-size="12pt" officeooo:rsid="002659d1" officeooo:paragraph-rsid="002fc9e4" style:font-size-asian="12pt" style:font-size-complex="12pt"/>
    </style:style>
    <style:style style:name="P57" style:family="paragraph" style:parent-style-name="Text_20_body" style:list-style-name="L2">
      <style:text-properties fo:font-size="12pt" officeooo:rsid="002659d1" officeooo:paragraph-rsid="00327629" style:font-size-asian="12pt" style:font-size-complex="12pt"/>
    </style:style>
    <style:style style:name="P58" style:family="paragraph" style:parent-style-name="Text_20_body" style:list-style-name="L2">
      <style:text-properties fo:font-size="12pt" officeooo:rsid="002659d1" officeooo:paragraph-rsid="002659d1" style:font-size-asian="12pt" style:font-size-complex="12pt"/>
    </style:style>
    <style:style style:name="P59" style:family="paragraph" style:parent-style-name="Text_20_body">
      <style:text-properties fo:font-size="12pt" officeooo:rsid="002659d1" officeooo:paragraph-rsid="004a482c" style:font-size-asian="12pt" style:font-size-complex="12pt"/>
    </style:style>
    <style:style style:name="P60" style:family="paragraph" style:parent-style-name="Text_20_body" style:list-style-name="L9">
      <style:text-properties fo:font-size="12pt" officeooo:rsid="002659d1" officeooo:paragraph-rsid="002659d1" style:font-size-asian="12pt" style:font-size-complex="12pt"/>
    </style:style>
    <style:style style:name="P61" style:family="paragraph" style:parent-style-name="Text_20_body" style:list-style-name="L9">
      <style:text-properties fo:font-size="12pt" officeooo:rsid="002659d1" officeooo:paragraph-rsid="00505c6c" style:font-size-asian="12pt" style:font-size-complex="12pt"/>
    </style:style>
    <style:style style:name="P62" style:family="paragraph" style:parent-style-name="Text_20_body" style:list-style-name="L9">
      <style:text-properties fo:font-size="12pt" officeooo:rsid="002659d1" officeooo:paragraph-rsid="004faa3d" style:font-size-asian="12pt" style:font-size-complex="12pt"/>
    </style:style>
    <style:style style:name="P63" style:family="paragraph" style:parent-style-name="Text_20_body" style:list-style-name="L3">
      <style:text-properties fo:font-size="12pt" officeooo:rsid="003f4bab" officeooo:paragraph-rsid="003f4bab" style:font-size-asian="12pt" style:font-size-complex="12pt"/>
    </style:style>
    <style:style style:name="P64" style:family="paragraph" style:parent-style-name="Text_20_body" style:list-style-name="L4">
      <style:text-properties fo:font-size="12pt" officeooo:rsid="0040f903" officeooo:paragraph-rsid="0040f903" style:font-size-asian="12pt" style:font-size-complex="12pt"/>
    </style:style>
    <style:style style:name="P65" style:family="paragraph" style:parent-style-name="Text_20_body" style:list-style-name="L5">
      <style:text-properties fo:font-size="12pt" officeooo:rsid="0040f903" officeooo:paragraph-rsid="0040f903" style:font-size-asian="12pt" style:font-size-complex="12pt"/>
    </style:style>
    <style:style style:name="P66" style:family="paragraph" style:parent-style-name="Text_20_body" style:list-style-name="L6">
      <style:text-properties fo:font-size="12pt" officeooo:rsid="00423ce8" officeooo:paragraph-rsid="00423ce8" style:font-size-asian="12pt" style:font-size-complex="12pt"/>
    </style:style>
    <style:style style:name="P67" style:family="paragraph" style:parent-style-name="Text_20_body" style:list-style-name="L7">
      <style:text-properties fo:font-size="12pt" officeooo:rsid="004343d8" officeooo:paragraph-rsid="004343d8" style:font-size-asian="12pt" style:font-size-complex="12pt"/>
    </style:style>
    <style:style style:name="P68" style:family="paragraph" style:parent-style-name="Text_20_body" style:list-style-name="L9">
      <style:text-properties fo:font-size="12pt" officeooo:paragraph-rsid="004eb4a4"/>
    </style:style>
    <style:style style:name="P69" style:family="paragraph" style:parent-style-name="Text_20_body" style:list-style-name="L10">
      <style:paragraph-properties fo:margin-left="2.963cm" fo:margin-right="0cm" fo:text-indent="-0.635cm" style:auto-text-indent="false"/>
      <style:text-properties fo:font-size="12pt" officeooo:rsid="002659d1" officeooo:paragraph-rsid="002659d1" style:font-size-asian="12pt" style:font-size-complex="12pt"/>
    </style:style>
    <style:style style:name="P70" style:family="paragraph" style:parent-style-name="Table_20_Contents" style:list-style-name="L8">
      <style:text-properties fo:font-size="12pt" officeooo:rsid="00486071" officeooo:paragraph-rsid="00486071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2659d1" style:font-size-asian="12pt" style:font-size-complex="12pt"/>
    </style:style>
    <style:style style:name="T3" style:family="text">
      <style:text-properties fo:font-size="12pt" officeooo:rsid="002db60c" style:font-size-asian="12pt" style:font-size-complex="12pt"/>
    </style:style>
    <style:style style:name="T4" style:family="text">
      <style:text-properties fo:font-size="12pt" style:font-size-complex="12pt"/>
    </style:style>
    <style:style style:name="T5" style:family="text">
      <style:text-properties fo:font-size="12pt" style:text-underline-style="none" officeooo:rsid="002659d1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8" style:family="text">
      <style:text-properties fo:font-variant="normal" fo:text-transform="none" fo:color="#000000" style:font-name="Arial" fo:font-size="10.5pt" fo:letter-spacing="normal" fo:font-style="normal" fo:font-weight="normal" officeooo:rsid="002659d1" style:font-size-asian="12pt" style:font-size-complex="12pt"/>
    </style:style>
    <style:style style:name="T9" style:family="text">
      <style:text-properties fo:font-variant="normal" fo:text-transform="none" fo:color="#000000" style:font-name="Arial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fo:font-size="12pt" fo:letter-spacing="normal" style:font-size-asian="12pt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3.6999998092651pt" officeooo:rsid="002659d1" style:font-size-asian="12pt" style:font-size-complex="13.6999998092651pt"/>
    </style:style>
    <style:style style:name="T13" style:family="text">
      <style:text-properties officeooo:rsid="002659d1" style:font-size-asian="12pt" style:font-size-complex="12pt"/>
    </style:style>
    <style:style style:name="T14" style:family="text">
      <style:text-properties officeooo:rsid="002ea4a1" style:font-size-asian="12pt" style:font-size-complex="12pt"/>
    </style:style>
    <style:style style:name="T15" style:family="text">
      <style:text-properties officeooo:rsid="004eb4a4" style:font-size-asian="12pt" style:font-size-complex="12pt"/>
    </style:style>
    <style:style style:name="T16" style:family="text">
      <style:text-properties officeooo:rsid="002c1ac7"/>
    </style:style>
    <style:style style:name="T17" style:family="text">
      <style:text-properties officeooo:rsid="002db60c"/>
    </style:style>
    <style:style style:name="T18" style:family="text">
      <style:text-properties officeooo:rsid="002dd42c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2fc9e4"/>
    </style:style>
    <style:style style:name="T21" style:family="text">
      <style:text-properties officeooo:rsid="0031d3a5"/>
    </style:style>
    <style:style style:name="T22" style:family="text">
      <style:text-properties officeooo:rsid="00327629"/>
    </style:style>
    <style:style style:name="T23" style:family="text">
      <style:text-properties officeooo:rsid="00331b2e"/>
    </style:style>
    <style:style style:name="T24" style:family="text">
      <style:text-properties officeooo:rsid="00368595"/>
    </style:style>
    <style:style style:name="T25" style:family="text">
      <style:text-properties officeooo:rsid="00376109"/>
    </style:style>
    <style:style style:name="T26" style:family="text">
      <style:text-properties officeooo:rsid="0039741c"/>
    </style:style>
    <style:style style:name="T27" style:family="text">
      <style:text-properties officeooo:rsid="003b8678"/>
    </style:style>
    <style:style style:name="T28" style:family="text">
      <style:text-properties officeooo:rsid="003f4bab"/>
    </style:style>
    <style:style style:name="T29" style:family="text">
      <style:text-properties officeooo:rsid="0040f903"/>
    </style:style>
    <style:style style:name="T30" style:family="text">
      <style:text-properties officeooo:rsid="004343d8"/>
    </style:style>
    <style:style style:name="T31" style:family="text">
      <style:text-properties officeooo:rsid="004462f0"/>
    </style:style>
    <style:style style:name="T32" style:family="text">
      <style:text-properties officeooo:rsid="00462013"/>
    </style:style>
    <style:style style:name="T33" style:family="text">
      <style:text-properties officeooo:rsid="004eb4a4"/>
    </style:style>
    <style:style style:name="T34" style:family="text">
      <style:text-properties officeooo:rsid="004faa3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详细说明</text:h>
      <text:p text:style-name="P1"><text:tab/><text:span text:style-name="T4">QSettings</text:span>类提供了持久的平台无关的应用程序设置。</text:p>
      <text:p text:style-name="P2"><text:tab/>用户通常期望的应用程序记住它的设置（窗口大小和位置，选项等）。这些信息在<text:span text:style-name="T4">Windows</text:span>平台通常存储在系统注册表，<text:span text:style-name="T4">OS</text:span> <text:span text:style-name="T4">X和iOS</text:span>平台是是存储在属性列表文件。在<text:span text:style-name="T4">Unix</text:span>系统上，在没有标准，许多应用程序（包括<text:span text:style-name="T4">KDE</text:span>应用程序）使用<text:span text:style-name="T4">INI</text:span>文本文件。</text:p>
      <text:p text:style-name="P2"><text:tab/><text:span text:style-name="T4">QSettings</text:span>是围绕这些技术的抽象，使您能够以可移植的方式保存和恢复应用程序设置。它还支持自定义的存储格式。</text:p>
      <text:p text:style-name="P1"><text:tab/><text:span text:style-name="T4">QSettings</text:span> <text:span text:style-name="T4">API</text:span>是基于<text:span text:style-name="T4">QVariant</text:span>的，让您能保存大量基础类型，比如<text:span text:style-name="T4">QString</text:span>，<text:span text:style-name="T4">QRect</text:span>和<text:span text:style-name="T4">QImage</text:span>。</text:p>
      <text:p text:style-name="P1"><text:tab/>如果你需要的是一个非永久记忆为基础的结构，可以考虑使用<text:span text:style-name="T4">QMap</text:span> &lt;<text:span text:style-name="T4">QString</text:span>，<text:span text:style-name="T4">QVariant</text:span>&gt;来代替它。</text:p>
      <text:h text:style-name="Heading_20_3" text:outline-level="3">基本用法</text:h>
      <text:p text:style-name="P5"><text:span text:style-name="T12"><text:tab/>当创建一个</text:span><text:span text:style-name="T2">QSettings</text:span><text:span text:style-name="T12">对象时，你必须传递你公司或组织名称以及您的应用程序的名称。例如，如果您的产品被称为</text:span>Star Runner，<text:span text:style-name="T12">你的公司叫</text:span><text:span text:style-name="T2">MySoft</text:span><text:span text:style-name="T12">，您可以如下所示构建</text:span><text:span text:style-name="T2">QSettings</text:span><text:span text:style-name="T12">对象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36">QSettings settings("MySoft", "Star Runner");</text:p>
          </table:table-cell>
        </table:table-row>
      </table:table>
      <text:p text:style-name="P54"/>
      <text:p text:style-name="P3"><text:span text:style-name="T4"><text:tab/>QSettings</text:span>对象既可定义在栈上也可在堆上（例如，使用<text:span text:style-name="T16">new</text:span>）。构建和销毁<text:span text:style-name="T4">QSettings</text:span>对象是非常快的。</text:p>
      <text:p text:style-name="P3"><text:tab/><text:span text:style-name="T4">如果你在在你的应用程序中很多地方使用QSettings，您可能要使用QCoreApplication :: setOrganizationName（）和QCoreApplication :: setApplicationName()指定组织名称和应用程序名称，然后使用默认的QSettings的构造函数：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37"><text:s text:c="2"/><text:span text:style-name="T4"><text:s text:c="2"/>QCoreApplication::setOrganizationName("MySoft"); </text:span></text:p>
            <text:p text:style-name="P38"><text:s text:c="4"/>QCoreApplication::setOrganizationDomain("mysoft.com"); </text:p>
            <text:p text:style-name="P38"><text:s text:c="4"/>QCoreApplication::setApplicationName("Star Runner"); </text:p>
            <text:p text:style-name="P38"><text:s text:c="4"/>... </text:p>
            <text:p text:style-name="P38"><text:s text:c="4"/>QSettings settings;</text:p>
          </table:table-cell>
        </table:table-row>
      </table:table>
      <text:p text:style-name="P3"/>
      <text:p text:style-name="P32"><text:span text:style-name="T2">（在这里，我们也可以指定机构的互联网域名。在OS X和iOS里，使用互联网域名，而不是组织名称，因为OS X和iOS的应用程序通常使用Internet域名来标识自己。如果没有设置域名，将会从组织名称中派生出一个假域名。请参阅</text:span>Platform-Specific Notes<text:span text:style-name="T1">文档</text:span><text:span text:style-name="T2">的详细信息。）</text:span></text:p>
      <text:p text:style-name="P8"><text:tab/>QSettings存储设置信息。每个设置包括一个指定设置的QString类型的名称（<text:span text:style-name="T16">key，即</text:span><text:soft-page-break/><text:span text:style-name="T16">键</text:span>）和一个与该键关联的存储数据的QVariant对象。要编写设置，使用setValue()函数。例如：</text:p>
      <table:table table:name="表格3" table:style-name="表格3">
        <table:table-column table:style-name="表格3.A"/>
        <table:table-row>
          <table:table-cell table:style-name="表格3.A1" office:value-type="string">
            <text:p text:style-name="P38"><text:s text:c="4"/>settings.setValue("editor/wrapMargin", 68);</text:p>
          </table:table-cell>
        </table:table-row>
      </table:table>
      <text:p text:style-name="P8"/>
      <text:p text:style-name="P8"><text:tab/>如果已经存在具有相同键的设置，现有的值被新值覆盖。为了提高效率，这些变化可能不会立即保存。 （您可以随时调用<text:span text:style-name="T16">sync</text:span>()提交更改。）</text:p>
      <text:p text:style-name="P9"><text:tab/>你可以使用<text:span text:style-name="T17">value</text:span>()返回一个设置值：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Table_20_Contents"><text:span text:style-name="T10"><text:s text:c="4"/></text:span><text:span text:style-name="T1">int margin = settings.value("editor/wrapMargin").toInt();</text:span></text:p>
          </table:table-cell>
        </table:table-row>
      </table:table>
      <text:p text:style-name="P9"/>
      <text:p text:style-name="P9"><text:tab/>如果不存在具有指定名称的设置，QSettings返回一个空的QVariant对象（其可以被转换为整数0）。你可以通过传递第二个参数到value()函数来指定另一个默认值：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51"><text:span text:style-name="T3"><text:s text:c="4"/></text:span>int margin = settings.value("editor/wrapMargin", 80).toInt();</text:p>
          </table:table-cell>
        </table:table-row>
      </table:table>
      <text:p text:style-name="P9"/>
      <text:p text:style-name="P10"><text:tab/>调用<text:span text:style-name="T18">contains</text:span>()可以测试给定键是否存在。要删除与一个键关联的设置，调用remove()。要获得所有键的列表，调用allKeys()。要删除所有键，通话<text:span text:style-name="T18">clear</text:span>()。</text:p>
      <text:p text:style-name="P7"><text:tab/><text:span text:style-name="T19">QVariant和GUI类型</text:span></text:p>
      <text:p text:style-name="P10"><text:tab/>因为QVariant是Qt <text:span text:style-name="T18">Core模块的</text:span>一部分，它不提供转换函数转换到其它数据类型，如QColor，QImage，和QPixmap，因为那些是Qt GUI的一部分。换言之，QVariant不存在toColor()，toImage()，或toPixmap()函数。</text:p>
      <text:p text:style-name="P7"><text:tab/>相反，你可以使用的QVariant ::<text:span text:style-name="T18">value</text:span>()或qVariantValue()模板函数。例如：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39">QSettings settings("MySoft", "Star Runner"); </text:p>
            <text:p text:style-name="P39">QColor color = settings.value("DataPump/bgcolor").value&lt;QColor&gt;();</text:p>
          </table:table-cell>
        </table:table-row>
      </table:table>
      <text:p text:style-name="P7"/>
      <text:p text:style-name="P11"><text:tab/>QVariant支持的所有数据类型，逆转换（例如，从QColor转换到QVariant）是自动的，包括GUI相关类型：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40">QSettings settings("MySoft", "Star Runner"); </text:p>
            <text:p text:style-name="P40">QColor color = palette().background().color(); </text:p>
            <text:p text:style-name="P40">settings.setValue("DataPump/bgcolor", color);</text:p>
          </table:table-cell>
        </table:table-row>
      </table:table>
      <text:p text:style-name="P11"/>
      <text:p text:style-name="P7"><text:tab/>使用qRegisterMetaType注册自定义类型()，qRegisterMetaTypeStreamOperators()可以使用QSettings保存。</text:p>
      <text:h text:style-name="Heading_20_3" text:outline-level="3">章节和重点语法</text:h>
      <text:p text:style-name="P7"><text:tab/>设置键可以包含任何Unicode字符。 Windows注册表和INI文件不区分大小写，而在OS <text:soft-page-break/>X和iOS的CFPreferences API区分大小写。为了避免可移植性问题，遵循这些简单的规则：</text:p>
      <text:list xml:id="list3204221758787024504" text:style-name="L1">
        <text:list-item>
          <text:p text:style-name="P55"><text:span text:style-name="T13">相同的键请务必使用相同的格式。例如，如果你在你的代码里指定一个键“</text:span><text:span text:style-name="T9">text fonts</text:span><text:span text:style-name="T13">”，在其它地方不要指定为“</text:span><text:span text:style-name="T9">Text Fonts</text:span><text:span text:style-name="T13">”。</text:span></text:p>
        </text:list-item>
        <text:list-item>
          <text:p text:style-name="P55"><text:span text:style-name="T13">避免相同的键名。例如，如果你有一个叫“</text:span><text:span text:style-name="T14">MainWindow</text:span><text:span text:style-name="T13">”的键，不要试图将另一个键保存为“</text:span><text:span text:style-name="T7">mainwindow</text:span><text:span text:style-name="T13">”。</text:span></text:p>
        </text:list-item>
        <text:list-item>
          <text:p text:style-name="P56">部分或键名不要使用斜线（'/'和'\'）；反斜杠字符用于分隔子键（见下文）。在<text:span text:style-name="T20">windows下，</text:span>'\'由QSettings转换到'/'，这使得它们是相同的。</text:p>
        </text:list-item>
      </text:list>
      <text:p text:style-name="P12"><text:tab/>你可以使用“/”字符作为分隔符，形成层次键，类似于Unix文件路径。例如：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41"><text:s text:c="4"/>settings.setValue("mainwindow/size", win-&gt;size()); </text:p>
            <text:p text:style-name="P41"><text:s text:c="4"/>settings.setValue("mainwindow/fullScreen", win-&gt;isFullScreen()); </text:p>
            <text:p text:style-name="P41"><text:s text:c="4"/>settings.setValue("outputpanel/visible", panel-&gt;isVisible());</text:p>
          </table:table-cell>
        </table:table-row>
      </table:table>
      <text:p text:style-name="P12"/>
      <text:p text:style-name="P13"><text:tab/>如果你想保存或恢复具有相同前缀的许多设置，您可以使用BeginGroup()指定前缀，最后调用<text:span text:style-name="T21">endGroup</text:span>()结尾。下面是相同的例子了，但这一次使用组机制：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42"><text:s text:c="4"/>settings.beginGroup("mainwindow"); </text:p>
            <text:p text:style-name="P42"><text:s text:c="4"/>settings.setValue("size", win-&gt;size()); </text:p>
            <text:p text:style-name="P42"><text:s text:c="4"/>settings.setValue("fullScreen", win-&gt;isFullScreen()); </text:p>
            <text:p text:style-name="P42"><text:s text:c="4"/>settings.endGroup(); </text:p>
            <text:p text:style-name="P42"/>
            <text:p text:style-name="P42"><text:s text:c="4"/>settings.beginGroup("outputpanel"); </text:p>
            <text:p text:style-name="P42"><text:s text:c="4"/>settings.setValue("visible", panel-&gt;isVisible()); </text:p>
            <text:p text:style-name="P42"><text:s text:c="4"/>settings.endGroup();</text:p>
          </table:table-cell>
        </table:table-row>
      </table:table>
      <text:p text:style-name="P13"/>
      <text:p text:style-name="P13"><text:tab/>如果组使用BeginGroup()设置，于是大部分函数行为变化。组可以递归设置。</text:p>
      <text:p text:style-name="P7"><text:tab/>除了组，QSettings还支持“数组”的概念。参见beginReadArray()和beginWriteArray()了解详细信息。</text:p>
      <text:h text:style-name="Heading_20_3" text:outline-level="3">回退机制</text:h>
      <text:p text:style-name="P14"><text:tab/>让我们假设你已经使用组织名称MySoft和应用程序名称<text:span text:style-name="T22">Star Runner</text:span>创建了一个QSettings对象。<text:span text:style-name="T22">当你看到了一个值,依次搜索四个地点：</text:span></text:p>
      <text:list xml:id="list1593516320396696800" text:style-name="L2">
        <text:list-item>
          <text:p text:style-name="P57">应用程序<text:span text:style-name="T22">Star Runner的用户指定的位置</text:span></text:p>
        </text:list-item>
        <text:list-item>
          <text:p text:style-name="P57">MySoft所有应用程序的用户指定的位置</text:p>
        </text:list-item>
        <text:list-item>
          <text:p text:style-name="P57">应用程序<text:span text:style-name="T22">Star Runner的系统范围的位置</text:span></text:p>
        </text:list-item>
        <text:list-item>
          <text:p text:style-name="P58">MySoft所有应用程序的系统范围的位置</text:p>
        </text:list-item>
      </text:list>
      <text:p text:style-name="P15"><text:tab/>如果一个键不能在第一位置被找到时，继续在第二的位置搜索，并依此类推。这使您能<text:soft-page-break/>够存储系统范围或组织范围内的设置，并在每个用户或每个应用程序覆盖它们。要关闭这一机制，调用setFallbacksEnabled（<text:span text:style-name="T23">false</text:span>）。</text:p>
      <text:p text:style-name="P16"><text:tab/>虽然可读取来自所有四个位置的键，仅在第一个文件（手头的应用程序中的用户特定位置应用程序<text:span text:style-name="T22">Star Runner的用户指定的位置</text:span>）是用于写入访问。要写入的任何其他文件，省去了应用程序的名称和/或指定QSettings :: SystemScope（相对于QSettings :: UserScope，默认值）。</text:p>
      <text:p text:style-name="P7"><text:tab/>让我们用一个例子看看：</text:p>
      <table:table table:name="表格10" table:style-name="表格10">
        <table:table-column table:style-name="表格10.A"/>
        <table:table-row>
          <table:table-cell table:style-name="表格10.A1" office:value-type="string">
            <text:p text:style-name="P43"><text:s text:c="4"/>QSettings obj1("MySoft", "Star Runner"); </text:p>
            <text:p text:style-name="P43"><text:s text:c="4"/>QSettings obj2("MySoft"); </text:p>
            <text:p text:style-name="P43"><text:s text:c="4"/>QSettings obj3(QSettings::SystemScope, "MySoft", "Star Runner"); </text:p>
            <text:p text:style-name="P43"><text:s text:c="4"/>QSettings obj4(QSettings::SystemScope, "MySoft");</text:p>
          </table:table-cell>
        </table:table-row>
      </table:table>
      <text:p text:style-name="P7"/>
      <text:p text:style-name="P17"><text:tab/>下表总结了QSettings对象访问的位置。 “X”表示该位置是与QSettings对象相关联的主要位置，既用于读出和写入; “O”是指阅读时的位置作为回退。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column table:style-name="表格11.D"/>
        <table:table-column table:style-name="表格11.E"/>
        <table:table-row>
          <table:table-cell table:style-name="表格11.A1" office:value-type="string">
            <text:p text:style-name="P52">Locations</text:p>
          </table:table-cell>
          <table:table-cell table:style-name="表格11.A1" office:value-type="string">
            <text:p text:style-name="P52">obj1</text:p>
          </table:table-cell>
          <table:table-cell table:style-name="表格11.A1" office:value-type="string">
            <text:p text:style-name="P52">obj2</text:p>
          </table:table-cell>
          <table:table-cell table:style-name="表格11.A1" office:value-type="string">
            <text:p text:style-name="P52">obj3</text:p>
          </table:table-cell>
          <table:table-cell table:style-name="表格11.E1" office:value-type="string">
            <text:p text:style-name="P52">obj4</text:p>
          </table:table-cell>
        </table:table-row>
        <table:table-row>
          <table:table-cell table:style-name="表格11.A2" office:value-type="string">
            <text:p text:style-name="P52">1. User, Application</text:p>
          </table:table-cell>
          <table:table-cell table:style-name="表格11.A2" office:value-type="string">
            <text:p text:style-name="P52">X</text:p>
          </table:table-cell>
          <table:table-cell table:style-name="表格11.A2" office:value-type="string">
            <text:p text:style-name="P52"/>
          </table:table-cell>
          <table:table-cell table:style-name="表格11.A2" office:value-type="string">
            <text:p text:style-name="P52"/>
          </table:table-cell>
          <table:table-cell table:style-name="表格11.E2" office:value-type="string">
            <text:p text:style-name="P52"/>
          </table:table-cell>
        </table:table-row>
        <table:table-row>
          <table:table-cell table:style-name="表格11.A2" office:value-type="string">
            <text:p text:style-name="P52">2. User,Organization</text:p>
          </table:table-cell>
          <table:table-cell table:style-name="表格11.A2" office:value-type="string">
            <text:p text:style-name="P52">o</text:p>
          </table:table-cell>
          <table:table-cell table:style-name="表格11.A2" office:value-type="string">
            <text:p text:style-name="P52">X</text:p>
          </table:table-cell>
          <table:table-cell table:style-name="表格11.A2" office:value-type="string">
            <text:p text:style-name="P52"/>
          </table:table-cell>
          <table:table-cell table:style-name="表格11.E2" office:value-type="string">
            <text:p text:style-name="P52"/>
          </table:table-cell>
        </table:table-row>
        <table:table-row>
          <table:table-cell table:style-name="表格11.A2" office:value-type="string">
            <text:p text:style-name="P52">3. System, Application</text:p>
          </table:table-cell>
          <table:table-cell table:style-name="表格11.A2" office:value-type="string">
            <text:p text:style-name="P52">o</text:p>
          </table:table-cell>
          <table:table-cell table:style-name="表格11.A2" office:value-type="string">
            <text:p text:style-name="P52"/>
          </table:table-cell>
          <table:table-cell table:style-name="表格11.A2" office:value-type="string">
            <text:p text:style-name="P52">X</text:p>
          </table:table-cell>
          <table:table-cell table:style-name="表格11.E2" office:value-type="string">
            <text:p text:style-name="P52"/>
          </table:table-cell>
        </table:table-row>
        <table:table-row>
          <table:table-cell table:style-name="表格11.A2" office:value-type="string">
            <text:p text:style-name="P52">4. System, Organization</text:p>
          </table:table-cell>
          <table:table-cell table:style-name="表格11.A2" office:value-type="string">
            <text:p text:style-name="P52">o</text:p>
          </table:table-cell>
          <table:table-cell table:style-name="表格11.A2" office:value-type="string">
            <text:p text:style-name="P52">o</text:p>
          </table:table-cell>
          <table:table-cell table:style-name="表格11.A2" office:value-type="string">
            <text:p text:style-name="P52">o</text:p>
          </table:table-cell>
          <table:table-cell table:style-name="表格11.E2" office:value-type="string">
            <text:p text:style-name="P52">X</text:p>
          </table:table-cell>
        </table:table-row>
      </table:table>
      <text:p text:style-name="P7"/>
      <text:p text:style-name="P7"><text:tab/>这种机制的优点在于它可以工作在Qt支持的所有平台，它仍然给你一个很大的灵活性，而无需指定任何文件名或注册表路径。</text:p>
      <text:p text:style-name="P18"><text:tab/>如果你想使用INI文件在所有平台上而不是原生<text:span text:style-name="T24">API，</text:span>你可以传递QSettings :: IniFormat作为QSettings构造函数的第一个参数，其次是范围，组织名称，以及应用程序的名称：</text:p>
      <table:table table:name="表格12" table:style-name="表格12">
        <table:table-column table:style-name="表格12.A"/>
        <table:table-row>
          <table:table-cell table:style-name="表格12.A1" office:value-type="string">
            <text:p text:style-name="P44"><text:s text:c="4"/>QSettings settings(QSettings::IniFormat, Qsettings::UserScope, "MySoft", "Star Runner");</text:p>
          </table:table-cell>
        </table:table-row>
      </table:table>
      <text:p text:style-name="P7"/>
      <text:p text:style-name="P19"><text:span text:style-name="T25"><text:tab/>Settings Editor</text:span>例子可以让你体验不同的设置位置和回退打开或关闭。</text:p>
      <text:p text:style-name="P7"><text:tab/><text:span text:style-name="T19">恢复GUI应用程序的状态</text:span></text:p>
      <text:p text:style-name="P7"><text:tab/>QSettings通常用于存储的GUI应用程序的状态。下面的例子演示了如何使用QSettings保存和恢复应用程序的主窗口的几何形状。</text:p>
      <table:table table:name="表格13" table:style-name="表格13">
        <table:table-column table:style-name="表格13.A"/>
        <table:table-row>
          <table:table-cell table:style-name="表格13.A1" office:value-type="string">
            <text:p text:style-name="P45">void MainWindow::writeSettings() </text:p>
            <text:p text:style-name="P45">{ </text:p>
            <text:p text:style-name="P45"><text:s text:c="4"/>QSettings settings("Moose Soft", "Clipper"); </text:p>
            <text:p text:style-name="P45"/>
            <text:p text:style-name="P45"><text:s text:c="4"/>settings.beginGroup("MainWindow"); </text:p>
            <text:p text:style-name="P45"><text:soft-page-break/><text:s text:c="4"/>settings.setValue("size", size()); </text:p>
            <text:p text:style-name="P45"><text:s text:c="4"/>settings.setValue("pos", pos()); </text:p>
            <text:p text:style-name="P45"><text:s text:c="4"/>settings.endGroup(); </text:p>
            <text:p text:style-name="P45">} </text:p>
            <text:p text:style-name="P45"/>
            <text:p text:style-name="P45">void MainWindow::readSettings() </text:p>
            <text:p text:style-name="P45">{ </text:p>
            <text:p text:style-name="P45"><text:s text:c="4"/>QSettings settings("Moose Soft", "Clipper"); </text:p>
            <text:p text:style-name="P45"/>
            <text:p text:style-name="P45"><text:s text:c="4"/>settings.beginGroup("MainWindow"); </text:p>
            <text:p text:style-name="P45"><text:s text:c="4"/>resize(settings.value("size", QSize(400, 400)).toSize()); </text:p>
            <text:p text:style-name="P45"><text:s text:c="4"/>move(settings.value("pos", QPoint(200, 200)).toPoint()); </text:p>
            <text:p text:style-name="P45"><text:s text:c="4"/>settings.endGroup(); </text:p>
            <text:p text:style-name="P45">}</text:p>
          </table:table-cell>
        </table:table-row>
      </table:table>
      <text:p text:style-name="P7"/>
      <text:p text:style-name="P20"><text:tab/>为什么调用<text:span text:style-name="T26">QWidget::resize() 和QWidget::move()恢复应用程序窗口几何形状</text:span>比调用QWidget:: setGeometry()好的讨论见<text:span text:style-name="T26">Window Geometry文档</text:span></text:p>
      <text:p text:style-name="P7"><text:tab/>readSettings()和writeSettings()函数必须在主窗口的构造和关闭事件处理函数中调用，如下所示：</text:p>
      <table:table table:name="表格14" table:style-name="表格14">
        <table:table-column table:style-name="表格14.A"/>
        <table:table-row>
          <table:table-cell table:style-name="表格14.A1" office:value-type="string">
            <text:p text:style-name="P46">MainWindow::MainWindow() </text:p>
            <text:p text:style-name="P46">{ </text:p>
            <text:p text:style-name="P46"><text:s text:c="4"/>... </text:p>
            <text:p text:style-name="P46"><text:s text:c="4"/>readSettings(); </text:p>
            <text:p text:style-name="P46">} </text:p>
            <text:p text:style-name="P46"/>
            <text:p text:style-name="P46">void MainWindow::closeEvent(QCloseEvent *event) </text:p>
            <text:p text:style-name="P46">{ </text:p>
            <text:p text:style-name="P46"><text:s text:c="4"/>if (userReallyWantsToQuit()) { </text:p>
            <text:p text:style-name="P46"><text:s text:c="8"/>writeSettings(); </text:p>
            <text:p text:style-name="P46"><text:s text:c="8"/>event-&gt;accept(); </text:p>
            <text:p text:style-name="P46"><text:s text:c="4"/>} else { </text:p>
            <text:p text:style-name="P46"><text:s text:c="8"/>event-&gt;ignore(); </text:p>
            <text:p text:style-name="P46"><text:s text:c="4"/>} </text:p>
            <text:p text:style-name="P46">}</text:p>
          </table:table-cell>
        </table:table-row>
      </table:table>
      <text:p text:style-name="P7"/>
      <text:p text:style-name="P33"><text:span text:style-name="T2"><text:tab/>使用QSettings自包含的示例请看</text:span>Application文档。</text:p>
      <text:p text:style-name="P4"><text:span text:style-name="T5"><text:tab/></text:span><text:span text:style-name="T6">同时从多个线程或进程访问设置</text:span></text:p>
      <text:p text:style-name="P21"><text:tab/>QSettings是可<text:span text:style-name="T27">重入的</text:span>。这意味着你可以在不同的线程同时使用不同的QSettings。即使当QSettings对象指的是同一磁盘上的文件（或在系统注册表中的相同条目）也能保证。如果设置通过一个QSettings对象修改，修改对其他任何工作在相同位置和相同进程的QSettings对象是立即可见的。</text:p>
      <text:p text:style-name="P21"><text:tab/>QSettings可以安全地使用由不同的进程（其可以是同一时间运行的不同实例的应用程序<text:soft-page-break/>或者不同的应用程序实例）读取和写入同一系统中的位置。它使用咨询文件锁定和智能融合算法，以确保数据的完整性。需要注意的是<text:span text:style-name="T27">sync()导入</text:span>其他进程所做的更改（除了这个QSettings本身所做的更改）。</text:p>
      <text:p text:style-name="P7"><text:tab/><text:span text:style-name="T19">特定平台的注意事项</text:span></text:p>
      <text:p text:style-name="P7"><text:tab/><text:span text:style-name="T11">应用程序设置存储的位置</text:span> </text:p>
      <text:p text:style-name="P22"><text:tab/>如所提到的，在回退机制部分，QSettings存储设置的地方多达四个位置，根据设置是否是特定用户或系统范围，以及设置是否是应用特定的或者组织范围。为简单起见，我们假设该组织被称为MySoft并且应用程序被称为<text:span text:style-name="T28">Star Runner </text:span>。</text:p>
      <text:p text:style-name="P23"><text:tab/>在Unix系统上，如果文件格式是NativeFormat，默认使用下列文件：</text:p>
      <text:list xml:id="list6778817864288918957" text:style-name="L3">
        <text:list-item>
          <text:p text:style-name="P63">$HOME/.config/MySoft/Star Runner.conf (嵌入式linux Qt: $HOME/Settings/MySoft/Star Runner.conf) </text:p>
        </text:list-item>
        <text:list-item>
          <text:p text:style-name="P63">$HOME/.config/MySoft.conf (嵌入式linux Qt: $HOME/Settings/MySoft.conf) </text:p>
        </text:list-item>
        <text:list-item>
          <text:p text:style-name="P63">/etc/xdg/MySoft/Star Runner.conf </text:p>
        </text:list-item>
        <text:list-item>
          <text:p text:style-name="P63">/etc/xdg/MySoft.conf</text:p>
        </text:list-item>
      </text:list>
      <text:p text:style-name="P23"><text:tab/>在Mac OS X 10.2版本和10.3版本，默认使用下列文件：</text:p>
      <text:list xml:id="list4295534973321095409" text:style-name="L4">
        <text:list-item>
          <text:p text:style-name="P64">$HOME/Library/Preferences/com.MySoft.Star Runner.plist </text:p>
        </text:list-item>
        <text:list-item>
          <text:p text:style-name="P64">$HOME/Library/Preferences/com.MySoft.plist </text:p>
        </text:list-item>
        <text:list-item>
          <text:p text:style-name="P64">/Library/Preferences/com.MySoft.Star Runner.plist </text:p>
        </text:list-item>
        <text:list-item>
          <text:p text:style-name="P64">/Library/Preferences/com.MySoft.plist </text:p>
        </text:list-item>
      </text:list>
      <text:p text:style-name="P7"><text:tab/>在Windows上，NativeFormat设置存储在以下注册表路径：</text:p>
      <text:list xml:id="list1990024607045702758" text:style-name="L5">
        <text:list-item>
          <text:p text:style-name="P65">HKEY_CURRENT_USER\Software\MySoft\Star Runner </text:p>
        </text:list-item>
        <text:list-item>
          <text:p text:style-name="P65">HKEY_CURRENT_USER\Software\MySoft\OrganizationDefaults </text:p>
        </text:list-item>
        <text:list-item>
          <text:p text:style-name="P65">HKEY_LOCAL_MACHINE\Software\MySoft\Star Runner </text:p>
        </text:list-item>
        <text:list-item>
          <text:p text:style-name="P65">HKEY_LOCAL_MACHINE\Software\MySoft\OrganizationDefaults</text:p>
        </text:list-item>
      </text:list>
      <text:p text:style-name="P7"><text:tab/>注：在Windows上，在WOW64模式下运行32位程序，设置存储在以下注册表路径：HKEY_LOCAL_MACHINE \ SOFTWARE \ WOW6432node。</text:p>
      <text:p text:style-name="P23"><text:tab/>在黑莓手机只有一个文件可用（见<text:span text:style-name="T29">Platform Limitations文档</text:span>）。如果文件格式是NativeFormat，在应用程序的主目录 下的“<text:span text:style-name="T29">Settings/MySoft/Star Runner.conf</text:span>”。</text:p>
      <text:p text:style-name="P24"><text:tab/>如果文件格式是IniFormat，使用下列文件：</text:p>
      <text:list xml:id="list1370836124286598732" text:style-name="L6">
        <text:list-item>
          <text:p text:style-name="P66">$HOME/.config/MySoft/Star Runner.ini (嵌入式linux Qt: $HOME/Settings/MySoft/Star Runner.ini) </text:p>
        </text:list-item>
        <text:list-item>
          <text:p text:style-name="P66"><text:soft-page-break/>$HOME/.config/MySoft.ini (嵌入式linux Qt: $HOME/Settings/MySoft.ini) </text:p>
        </text:list-item>
        <text:list-item>
          <text:p text:style-name="P66">/etc/xdg/MySoft/Star Runner.ini </text:p>
        </text:list-item>
        <text:list-item>
          <text:p text:style-name="P66">/etc/xdg/MySoft.ini</text:p>
        </text:list-item>
      </text:list>
      <text:p text:style-name="P25">在Windows中，使用下列文件：</text:p>
      <text:list xml:id="list6733576241025846572" text:style-name="L7">
        <text:list-item>
          <text:p text:style-name="P67">%APPDATA%\MySoft\Star Runner.ini </text:p>
        </text:list-item>
        <text:list-item>
          <text:p text:style-name="P67">%APPDATA%\MySoft.ini </text:p>
        </text:list-item>
        <text:list-item>
          <text:p text:style-name="P67">%COMMON_APPDATA%\MySoft\Star Runner.ini </text:p>
        </text:list-item>
        <text:list-item>
          <text:p text:style-name="P67">%COMMON_APPDATA%\MySoft.ini </text:p>
        </text:list-item>
      </text:list>
      <text:p text:style-name="P25"><text:tab/>路径％APPDATA％通常为<text:span text:style-name="T30">C:\Documents and Settings\User Name\Application Data</text:span>;路径％COMMON_APPDATA％通常为<text:span text:style-name="T30">C:\Documents and Settings\All Users\Application Data</text:span>。</text:p>
      <text:p text:style-name="P26"><text:tab/>在黑莓手机只有一个文件可用。如果文件格式是IniFormat，该文件是应用程序的主目录下的 “<text:span text:style-name="T31">Settings/MySoft/Star Runner.ini</text:span>”。</text:p>
      <text:p text:style-name="P27"><text:tab/>可以使用setpath()来改变.ini和conf文件的路径。在Unix，Mac OS X，和iOS用户可以通过设置XDG_CONFIG_HOME环境变量替代他们。看到的setpath()了解详细信息。</text:p>
      <text:p text:style-name="P28"><text:tab/><text:span text:style-name="T11">直接访问INI文件和.plist文件</text:span></text:p>
      <text:p text:style-name="P7"><text:tab/>有时候，你想访问存储在一个特定的文件或注册表路径的设置。在所有平台上，如果你想直接读取INI文件，你可以使用QSettings构造函数，接受一个文件名作为第一个参数，并通过QSettings :: IniFormat作为第二个参数。例如：</text:p>
      <table:table table:name="表格15" table:style-name="表格15">
        <table:table-column table:style-name="表格15.A"/>
        <table:table-row>
          <table:table-cell table:style-name="表格15.A1" office:value-type="string">
            <text:p text:style-name="P47">QSettings settings("/home/petra/misc/myapp.ini", QSettings::IniFormat);</text:p>
          </table:table-cell>
        </table:table-row>
      </table:table>
      <text:p text:style-name="P7"/>
      <text:p text:style-name="P6"><text:tab/>然后您可以使用QSettings对象读取和写入文件中的设置。</text:p>
      <text:p text:style-name="P29"><text:tab/>在OS X和iOS，你可以通过给<text:span text:style-name="T32">QSettings构造函数</text:span>传递QSettings :: NativeFormat作为第二个参数来访问属性列表的.plist文件。例如：</text:p>
      <table:table table:name="表格16" table:style-name="表格16">
        <table:table-column table:style-name="表格16.A"/>
        <table:table-row>
          <table:table-cell table:style-name="表格16.A1" office:value-type="string">
            <text:p text:style-name="P48">QSettings settings("/home/petra/misc/myapp.ini", QSettings::IniFormat);</text:p>
          </table:table-cell>
        </table:table-row>
      </table:table>
      <text:p text:style-name="P29"/>
      <text:p text:style-name="P7"><text:tab/><text:span text:style-name="T11">访问注册表直接</text:span></text:p>
      <text:p text:style-name="P30"><text:tab/>在Windows中，QSettings可以访问已写入系统注册表中的QSettings设置（或所支持的某种格式的设置，如字符串数据）。这是通过在注册表中构建一个QSettings对象和QSettings :: NativeFormat进行的。</text:p>
      <text:p text:style-name="P7">例如：</text:p>
      <table:table table:name="表格17" table:style-name="表格17">
        <table:table-column table:style-name="表格17.A"/>
        <table:table-row>
          <table:table-cell table:style-name="表格17.A1" office:value-type="string">
            <text:p text:style-name="P49">QSettings settings("HKEY_CURRENT_USER\\Software\\Microsoft\\Office", </text:p>
            <text:p text:style-name="P49"><text:soft-page-break/><text:s text:c="19"/>QSettings::NativeFormat);</text:p>
          </table:table-cell>
        </table:table-row>
      </table:table>
      <text:p text:style-name="P7"/>
      <text:p text:style-name="P30"><text:tab/>所有出现在指定的路径下的注册表条目可以像往常一样通过QSettings对象读或写（使用正斜杠，而不是反斜杠）。例如：</text:p>
      <table:table table:name="表格18" table:style-name="表格18">
        <table:table-column table:style-name="表格18.A"/>
        <table:table-row>
          <table:table-cell table:style-name="表格18.A1" office:value-type="string">
            <text:list xml:id="list8020385990602283276" text:style-name="L8">
              <text:list-header>
                <text:p text:style-name="P70">settings.setValue("11.0/Outlook/Security/DontTrustInstalledFiles", 0);</text:p>
              </text:list-header>
            </text:list>
          </table:table-cell>
        </table:table-row>
      </table:table>
      <text:p text:style-name="P7"/>
      <text:p text:style-name="P7"><text:tab/>注意，反斜线字符是，如前所述，用于单独的注册表子项。这样一来，你不能读取或写入包含斜线或反斜线的Windows注册表项;如果你需要的话，你应该使用本机Windows API。</text:p>
      <text:p text:style-name="P7"><text:tab/><text:span text:style-name="T11">在Windows上访问常用的注册表设置</text:span></text:p>
      <text:p text:style-name="P34"><text:span text:style-name="T2"><text:tab/>在Windows中，一个键可能有一个值和子项。它的默认值是通过使用“</text:span>Default<text:span text:style-name="T2">”或“.”代替子项访问的：</text:span></text:p>
      <table:table table:name="表格19" table:style-name="表格19">
        <table:table-column table:style-name="表格19.A"/>
        <table:table-row>
          <table:table-cell table:style-name="表格19.A1" office:value-type="string">
            <text:p text:style-name="P53">settings.setValue("HKEY_CURRENT_USER\\MySoft\\Star Runner\\Galaxy", "Milkyway"); </text:p>
            <text:p text:style-name="P53">settings.setValue("HKEY_CURRENT_USER\\MySoft\\Star Runner\\Galaxy\\Sun", "OurStar"); </text:p>
            <text:p text:style-name="P53">settings.value("HKEY_CURRENT_USER\\MySoft\\Star Runner\\Galaxy\\Default"); // returns "Milkyway"</text:p>
          </table:table-cell>
        </table:table-row>
      </table:table>
      <text:p text:style-name="P59"/>
      <text:p text:style-name="P31"><text:span text:style-name="T13"><text:tab/>其他平台比Windows，“</text:span><text:span text:style-name="T7">Default</text:span><text:span text:style-name="T13">”和“</text:span><text:span text:style-name="T8">.</text:span><text:span text:style-name="T13">”将被视为常规的子项。</text:span></text:p>
      <text:p text:style-name="P7"><text:tab/><text:span text:style-name="T11">平台的限制</text:span></text:p>
      <text:p text:style-name="P35"><text:span text:style-name="T2"><text:tab/>尽管QSettings试图</text:span><text:span text:style-name="T1">缓和</text:span><text:span text:style-name="T2">支持的不同平台之间的差异，移植应用程序时，你应该知道还存在着一些分歧：</text:span></text:p>
      <text:list xml:id="list6684188959009664218" text:style-name="L9">
        <text:list-item>
          <text:p text:style-name="P60">Windows系统注册表有以下限制：一个子项不能超过255个字符，一个条目的价值不得超过16,383个字符，一键个的所有值不得超过65,535个字符。要解决这些局限性的一种方法是使用IniFormat代替NativeFormat存储设置。</text:p>
        </text:list-item>
        <text:list-item>
          <text:p text:style-name="P68"><text:span text:style-name="T13">在OS X和iOS，allKeys()将返回适用于所有应用程序的全局设置一些额外的键。这些键可以使用</text:span><text:span text:style-name="T15">value</text:span><text:span text:style-name="T13">()读取，但不能改变，只是</text:span><text:span text:style-name="T7">shadowed</text:span><text:span text:style-name="T13">。调用setFallbacksEnabled</text:span><text:span text:style-name="T15">(false)</text:span><text:span text:style-name="T13">将隐藏这些全局设置。</text:span></text:p>
        </text:list-item>
        <text:list-item>
          <text:p text:style-name="P61">在OS X和iOS，QSettings使用的CFPreferences API希望互联网域名，而不是组织名称。为了提供一个统一的API，QSettings派生该组织名称的假域名（除非该组织的名字已经是一个域名，如：OpenOffice.org）。该算法追加的“.com”到公司名称后面，并替换空格和其他非法字符。如果你想指定不同的域名，在main()函数调用 QCoreApplication :: setOrganizationDomain()，QCoreApplication :: setOrganizationName()，和QCoreApplication :: setApplicationName()，然后使用默认的QSettings的构造函数。另一种解决方案是使用预处理指令，例如：</text:p>
        </text:list-item>
      </text:list>
      <table:table table:name="表格20" table:style-name="表格20">
        <table:table-column table:style-name="表格20.A"/>
        <text:soft-page-break/>
        <table:table-row>
          <table:table-cell table:style-name="表格20.A1" office:value-type="string">
            <text:p text:style-name="P50">#ifdef Q_OS_MAC </text:p>
            <text:p text:style-name="P50"><text:s text:c="4"/>QSettings settings("grenoullelogique.fr", "Squash"); </text:p>
            <text:p text:style-name="P50">#else </text:p>
            <text:p text:style-name="P50"><text:s text:c="4"/>QSettings settings("Grenoulle Logique", "Squash"); </text:p>
            <text:p text:style-name="P50">#endif</text:p>
          </table:table-cell>
        </table:table-row>
      </table:table>
      <text:list xml:id="list125912370311353" text:continue-numbering="true" text:style-name="L9">
        <text:list-header>
          <text:p text:style-name="P60"/>
        </text:list-header>
        <text:list-item>
          <text:p text:style-name="P62">在OS X中，<text:span text:style-name="T33">10.7版本(Lion)</text:span>访问权限的设置不属于当前用户（即SystemScope）改变的。在此之前的版本，具有管理员权限的用户可以访问这些。对于10.7和10.8（<text:span text:style-name="T34">Lion</text:span>），只有root可以。然而，10.9（<text:span text:style-name="T34">Mavericks</text:span>）只有本机格式（plist文件）的规则有变化。</text:p>
        </text:list-item>
        <text:list-item>
          <text:p text:style-name="P62">在BlackBerry平台上，应用程序在沙箱中运行。他们不能读或写此沙箱外面。这涉及到以下限制：</text:p>
        </text:list-item>
      </text:list>
      <text:list xml:id="list4728994678404941408" text:style-name="L10">
        <text:list-item>
          <text:p text:style-name="P69">由于只有一个单独的范围，SystemScope和UserScope之间没有差异。</text:p>
        </text:list-item>
        <text:list-item>
          <text:p text:style-name="P69">回退机制不适用，即只有一个位置考虑。</text:p>
        </text:list-item>
        <text:list-item>
          <text:p text:style-name="P69">它是建议不要设置和使用自定义文件路径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6T17:16:47.240892404</meta:creation-date>
    <meta:generator>LibreOffice/4.2.8.2$Linux_X86_64 LibreOffice_project/420m0$Build-2</meta:generator>
    <dc:date>2015-12-17T12:59:11.196925894</dc:date>
    <meta:editing-duration>PT3H46M40S</meta:editing-duration>
    <meta:editing-cycles>40</meta:editing-cycles>
    <meta:document-statistic meta:table-count="20" meta:image-count="0" meta:object-count="0" meta:page-count="9" meta:paragraph-count="197" meta:word-count="3879" meta:character-count="9671" meta:non-whitespace-character-count="9136"/>
  </office:meta>
</office:document-meta>
</file>